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Lihavoitu" style:font-family-generic="swiss" style:font-pitch="variable"/>
    <style:font-face style:name="Trebuchet MS1" svg:font-family="'Trebuchet MS'" style:font-adornments="Normaal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</style:style>
    <style:style style:name="P2" style:family="paragraph" style:parent-style-name="Contents_20_Heading" style:master-page-name="Standard">
      <style:paragraph-properties style:page-number="1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Subtitle" style:master-page-name="First_20_Page">
      <style:paragraph-properties style:page-number="aut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RTOT 2012</text:p>
      <text:p text:style-name="Title">Swirc</text:p>
      <text:p text:style-name="Pääotsikko_20_tarkennus">Swirc – Java Swing IRC-asiakasohjelma </text:p>
      <text:p text:style-name="Preformatted_20_Text"/>
      <text:p text:style-name="Tekijäluettelo_20_alku">Ville Hämäläinen</text:p>
      <text:p text:style-name="Tekijäluettelo_20_jatkuu">Jaakko Ritvanen</text:p>
      <text:p text:style-name="Tekijäluettelo_20_loppu">Janne Kallunki</text:p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isällysluettelo1_Head">
            <text:p text:style-name="P2">Sisällysluettelo</text:p>
          </text:index-title>
        </text:index-body>
      </text:table-of-content>
      <text:p text:style-name="P1"/>
      <text:h text:style-name="Heading_20_2" text:outline-level="2">Team Three Stooges</text:h>
      <text:p text:style-name="Text_20_body"/>
      <text:p text:style-name="Text_20_body">Bundled with the course work solution is a document (in PDF) describing the following things (inEnglish or Finnish):</text:p>
      <text:p text:style-name="List_20_2">● The group members (name and student numbers) and their responsibilities in the project.</text:p>
      <text:p text:style-name="List_20_2">● The description of the application and its functionality.</text:p>
      <text:p text:style-name="List_20_2">● The description of the implementation (classes, object interaction and relations).</text:p>
      <text:p text:style-name="List_20_2">● Details of the used design patterns and how they are used in this project.</text:p>
      <text:p text:style-name="List_20_2">● Even more detailed description of how the MVC pattern is used in this project.</text:p>
      <text:p text:style-name="List_20_2">● Screenshots (min. 3) with descriptions.</text:p>
      <text:p text:style-name="List_20_2">● A description of how the work progressed and the successes and failures of this project (lessons learned).</text:p>
      <text:p text:style-name="List_20_2">● Installation instructions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Lihavoitu" style:font-family-generic="swiss" style:font-pitch="variable"/>
    <style:font-face style:name="Trebuchet MS1" svg:font-family="'Trebuchet MS'" style:font-adornments="Normaal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Courier New" style:font-size-asian="10pt" style:font-name-complex="Courier New" style:font-size-complex="10pt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Trebuchet MS1" fo:font-size="14pt" fo:font-style="normal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Trebuchet MS2" fo:font-size="40pt" fo:font-weight="bold" style:font-size-asian="18pt" style:font-weight-asian="bold" style:font-size-complex="18pt" style:font-weight-complex="bold"/>
    </style:style>
    <style:style style:name="Pääotsikko_20_tarkennus" style:display-name="Pääotsikko tarkennus" style:family="paragraph" style:parent-style-name="Title" style:master-page-name="">
      <style:paragraph-properties fo:margin-top="0.019cm" fo:margin-bottom="0.21cm" style:page-number="auto"/>
      <style:text-properties fo:font-size="20pt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Tekijäluettelo_20_alku" style:display-name="Tekijäluettelo alku" style:family="paragraph" style:parent-style-name="List_20_5_20_Start">
      <style:paragraph-properties fo:margin-left="11.501cm" fo:margin-right="0cm" fo:margin-top="7.5cm" fo:margin-bottom="0.011cm" fo:text-indent="0cm" style:auto-text-indent="false">
        <style:tab-stops/>
      </style:paragraph-properties>
    </style:style>
    <style:style style:name="Tekijäluettelo_20_loppu" style:display-name="Tekijäluettelo loppu" style:family="paragraph" style:parent-style-name="List_20_5_20_End">
      <style:paragraph-properties fo:margin-left="11.501cm" fo:margin-right="0cm" fo:text-indent="0cm" style:auto-text-indent="false">
        <style:tab-stops/>
      </style:paragraph-properties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Tekijäluettelo_20_jatkuu" style:display-name="Tekijäluettelo jatkuu" style:family="paragraph" style:parent-style-name="List_20_5_20_Cont.">
      <style:paragraph-properties fo:margin-left="11.501cm" fo:margin-right="0cm" fo:margin-top="0cm" fo:margin-bottom="0.011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9.99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date>2012-03-11T11:58:34</dc:date>
    <dc:creator>Ville Hämäläinen</dc:creator>
    <meta:editing-duration>PT44M59S</meta:editing-duration>
    <meta:editing-cycles>2</meta:editing-cycles>
    <meta:document-statistic meta:table-count="0" meta:image-count="0" meta:object-count="0" meta:page-count="3" meta:paragraph-count="17" meta:word-count="128" meta:character-count="823" meta:non-whitespace-character-count="702"/>
  </office:meta>
</office:document-meta>
</file>